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ahoma" fo:language="ru" fo:country="RU"/>
    </style:style>
    <style:style style:name="P15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7" style:family="paragraph" style:parent-style-name="Text_20_body">
      <style:text-properties style:font-name="Tahoma" fo:language="ru" fo:country="RU"/>
    </style:style>
    <style:style style:name="P18" style:family="paragraph" style:parent-style-name="Text_20_body">
      <style:paragraph-properties fo:padding="0.074cm" fo:border-left="none" fo:border-right="none" fo:border-top="none" fo:border-bottom="0.035cm solid #000000" style:join-border="false"/>
      <style:text-properties style:font-name="Tahoma" fo:language="ru" fo:country="RU"/>
    </style:style>
    <style:style style:name="P19" style:family="paragraph" style:parent-style-name="Heading_20_2">
      <style:text-properties style:font-name="Tahoma"/>
    </style:style>
    <style:style style:name="P20" style:family="paragraph" style:parent-style-name="Table_20_Contents" style:list-style-name="L1">
      <style:text-properties fo:language="en" fo:country="US"/>
    </style:style>
    <style:style style:name="P21" style:family="paragraph" style:parent-style-name="Table_20_Contents" style:list-style-name="L2">
      <style:text-properties fo:language="en" fo:country="US"/>
    </style:style>
    <style:style style:name="P22" style:family="paragraph" style:parent-style-name="Table_20_Contents" style:list-style-name="L3">
      <style:text-properties fo:language="ru" fo:country="RU"/>
    </style:style>
    <style:style style:name="P23" style:family="paragraph" style:parent-style-name="Table_20_Contents" style:list-style-name="L4">
      <style:text-properties fo:language="ru" fo:country="RU"/>
    </style:style>
    <style:style style:name="P24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25" style:family="paragraph" style:parent-style-name="Table_20_Contents">
      <style:text-properties style:font-name="Tahoma" fo:language="ru" fo:country="RU"/>
    </style:style>
    <style:style style:name="P26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language="en" fo:country="US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19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6"/>
      <text:h text:style-name="P19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0">JSON</text:span><text:span text:style-name="T12">*</text:span><text:span text:style-name="T1">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2">Connector.ini</text:span><text:span text:style-name="T13">**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ext:soft-page-break/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:</text:p>
            <text:list xml:id="list5896768046138603450" text:style-name="L1">
              <text:list-item>
                <text:p text:style-name="P20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20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20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</text:span><text:soft-page-break/><text:span text:style-name="T11">заканчивается после передачи команд </text:span><text:span text:style-name="T1">STOP, PAUSE</text:span></text:p>
            <text:p text:style-name="P6"/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 по умолчанию:</text:p>
            <text:list xml:id="list4291610858016425261" text:style-name="L2">
              <text:list-item>
                <text:p text:style-name="P21"><text:span text:style-name="T10">DT</text:span> – <text:span text:style-name="T7">промежуток времени между пред идущим вызовом</text:span> <text:span text:style-name="T7">(</text:span>delta time<text:span text:style-name="T7">), </text:span><text:span text:style-name="T10">DT</text:span> <text:span text:style-name="T7">напрямую зависит от </text:span>FPS <text:span text:style-name="T7">и </text:span><text:soft-page-break/><text:span text:style-name="T7">установленного параметра </text:span><text:span text:style-name="T10">TIMER</text:span><text:span text:style-name="T8">. Например если <text:s/></text:span><text:span text:style-name="T10">TIMER </text:span><text:span text:style-name="T8">установлен на 1.0000 сек, </text:span><text:span text:style-name="T10">DT</text:span><text:span text:style-name="T8"> может отличаться в небольших пределах. Это связано с производительностью. </text:span><text:span text:style-name="T9">D</text:span><text:span text:style-name="T10">T</text:span><text:span text:style-name="T11"> </text:span><text:span text:style-name="T8">является фактическим значением, которое высчитывается между вызовами.</text:span></text:p>
              </text:list-item>
              <text:list-item>
                <text:p text:style-name="P21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21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21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21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21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8">см. ниже, как перенастроить вывод для</text:span><text:span text:style-name="T7"> </text:span>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  <text:p text:style-name="P5"><text:span text:style-name="T10">DELTA</text:span> – <text:span text:style-name="T7">данные являются разницей между предыдущими координатами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глобальные координаты объекта, без какой-либо обработки</text:span></text:p>
            <text:p text:style-name="P5"><text:span text:style-name="T10">VECTOR</text:span> —<text:span text:style-name="T7"> координаты описаны вектором переме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8">ROTATION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  <text:p text:style-name="P5"><text:span text:style-name="T10">DELTA</text:span> – <text:span text:style-name="T7">данные являются разницей между предыдущими положением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текущее положение объекта, без какой-либо обработки</text:span></text:p>
            <text:p text:style-name="P5"><text:span text:style-name="T10">VECTOR</text:span> —<text:span text:style-name="T7"> положение объекта описанное вектором </text:span><text:soft-page-break/><text:span text:style-name="T7">вращения, подробное описание появится позже.</text:span>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8">{FX:[int],P:[float]: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унды на полной мощности</text:span><text:span text:style-name="T11">». Если устройство 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<text:span text:style-name="T10">JSON</text:span><text:span text:style-name="T12">*</text:span>, где:</text:p>
            <text:p text:style-name="P7"/>
            <text:list xml:id="list544814746562524064" text:style-name="L3">
              <text:list-item>
                <text:p text:style-name="P22"><text:span text:style-name="T10">FX</text:span> — номер эффекта (от 0 до 255)</text:p>
              </text:list-item>
            </text:list>
            <text:list xml:id="list7385551089142747641" text:style-name="L4">
              <text:list-item>
                <text:p text:style-name="P23"><text:span text:style-name="T10">WIND</text:span> (ветер)</text:p>
              </text:list-item>
              <text:list-item>
                <text:p text:style-name="P23"><text:span text:style-name="T10">LIGHT</text:span> (стробоскоп)</text:p>
              </text:list-item>
              <text:list-item>
                <text:p text:style-name="P23"><text:span text:style-name="T10">SPRAY</text:span> (брызги)</text:p>
              </text:list-item>
              <text:list-item>
                <text:p text:style-name="P23"><text:span text:style-name="T10">SMOKE</text:span> (дым)</text:p>
              </text:list-item>
              <text:list-item>
                <text:p text:style-name="P23"><text:span text:style-name="T10">SNAKE</text:span> (змеи, «мышиные хвостики»)</text:p>
              </text:list-item>
              <text:list-item>
                <text:p text:style-name="P23"><text:span text:style-name="T10">SOAP</text:span> (пузыри)</text:p>
              </text:list-item>
              <text:list-item>
                <text:p text:style-name="P23"><text:span text:style-name="T10">SNOW</text:span> (снег)</text:p>
              </text:list-item>
              <text:list-item>
                <text:p text:style-name="P23"><text:span text:style-name="T10">SHAK</text:span> (вибрация)</text:p>
              </text:list-item>
            </text:list>
            <text:p text:style-name="P7"/>
            <text:p text:style-name="P7">Эффекты от 9 номера до 255 не зарезервированы и могут 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7"/>
            <text:list xml:id="list37502919" text:continue-list="list544814746562524064" text:style-name="L3">
              <text:list-item>
                <text:p text:style-name="P22"><text:span text:style-name="T10">P</text:span> — мощность (от 0 до 1)</text:p>
              </text:list-item>
              <text:list-item>
                <text:p text:style-name="P22"><text:span text:style-name="T10">T</text:span> — промежуток времени (секунды) в котором работает эффект</text:p>
              </text:list-item>
            </text:list>
            <text:p text:style-name="P7"/>
          </table:table-cell>
        </table:table-row>
        <table:table-row>
          <table:table-cell table:style-name="Таблица1.A3" office:value-type="string">
            <text:p text:style-name="P8">FX_MAP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список используемых эффектов и их карту (map) в формате <text:span text:style-name="T10">JSON</text:span><text:span text:style-name="T12">*</text:span></text:p>
            <text:p text:style-name="P7"/>
            <text:p text:style-name="P7">Например:</text:p>
            <text:p text:style-name="P8">{WIND:1,SPRAY:3,SMOKE:23,LASER:5}</text:p>
            <text:p text:style-name="P7"/>
            <text:p text:style-name="P7">Из этой строки видно, что используется 4 эффекта.</text:p>
            <text:p text:style-name="P7">Из них «ветер» и «брызги» не изменились, «дым» занял <text:soft-page-break/>номер 23 (что не приветствуется, но возможно), и появился новый эффект <text:span text:style-name="T10">LASER</text:span>.<text:line-break/></text:p>
            <text:p text:style-name="P7">В случае, если производитель контента грубо путает установленные номера (необоснованный remapping), издатель может высказать претензии.</text:p>
            <text:p text:style-name="P7"/>
            <text:p text:style-name="P7">В случае, если производители контента добавляют новые эффекты, они обязаны предоставить их описание вместе с приложением, чтобы все понимали, что такое в данном случае <text:span text:style-name="T10">LASER</text:span>, можно ли его использовать и как. В противном случае эффект игнорируется.</text:p>
          </table:table-cell>
        </table:table-row>
      </table:table>
      <text:p text:style-name="P17"/>
      <text:p text:style-name="P17"/>
      <text:p text:style-name="P17"/>
      <text:p text:style-name="P18">Примечания:</text:p>
      <text:p text:style-name="P14"><text:span text:style-name="T10">JSON</text:span><text:span text:style-name="T12">*</text:span></text:p>
      <text:p text:style-name="P14"><text:span text:style-name="T14">В протоколе </text:span><text:span text:style-name="T16">OXD_TCP</text:span><text:span text:style-name="T15">, JSON </text:span><text:span text:style-name="T14">используется в слегка видоизмененном состоянии (облегченная версия). Отсутствую любые кавычки, лишние пробелы, знаки переносов строки.</text:span></text:p>
      <text:p text:style-name="P14"><text:span text:style-name="T14">Предполагается использование встроенного разбора строк. Наличие фигурных скобок говорит о <text:s/>начале или завершении сообщения </text:span><text:span text:style-name="T15">JSON, </text:span><text:span text:style-name="T14">запятые разделяют пары «параметр:значение». Двоеточие отделяет параметр от значения.</text:span></text:p>
      <text:p text:style-name="P14"><text:span text:style-name="T14">Упрощенный формат </text:span><text:span text:style-name="T15">JSON, </text:span><text:span text:style-name="T14">не содержит вложенных структур, как правило это всегда небольшие массивы состоящие из пар </text:span><text:span text:style-name="T17">ИМЯ_КЛЮЧА:ЗНАЧЕНИЕ</text:span><text:span text:style-name="T14">.</text:span></text:p>
      <text:p text:style-name="P15"/>
      <text:p text:style-name="P14"><text:span text:style-name="T16">Connector.ini</text:span><text:span text:style-name="T13">**</text:span></text:p>
      <text:p text:style-name="P15">Конфигурационный файл, в котором содержатся только параметры протокола <text:span text:style-name="T2">OXD_TCP</text:span>. Его редактирование во внешнем редакторе может быть полезно, для изменения <text:span text:style-name="T1">IP </text:span>или адреса порта <text:span text:style-name="T1">TCP </text:span>соединения, так как эти два параметра удаленно не изменяются. Перенастройка адреса и порта может понадобиться, если программа управляющая динамической платформой (сервер) и приложение (клиент) установлены на разных машинах с общей локальной се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1T17:34:30.30</dc:date>
    <meta:editing-duration>PT9H14M2S</meta:editing-duration>
    <meta:editing-cycles>29</meta:editing-cycles>
    <meta:generator>OpenOffice.org/3.4.1$Win32 OpenOffice.org_project/341m1$Build-9593</meta:generator>
    <meta:document-statistic meta:table-count="1" meta:image-count="0" meta:object-count="0" meta:page-count="7" meta:paragraph-count="168" meta:word-count="1250" meta:character-count="9329"/>
  </office:meta>
</office:document-meta>
</file>